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.011cm" fo:margin-right="-0.023cm" table:align="margins"/>
    </style:style>
    <style:style style:name="Tableau2.A" style:family="table-column">
      <style:table-column-properties style:column-width="3.572cm" style:rel-column-width="13759*"/>
    </style:style>
    <style:style style:name="Tableau2.B" style:family="table-column">
      <style:table-column-properties style:column-width="4.604cm" style:rel-column-width="17734*"/>
    </style:style>
    <style:style style:name="Tableau2.C" style:family="table-column">
      <style:table-column-properties style:column-width="1.323cm" style:rel-column-width="5096*"/>
    </style:style>
    <style:style style:name="Tableau2.E" style:family="table-column">
      <style:table-column-properties style:column-width="3.228cm" style:rel-column-width="12434*"/>
    </style:style>
    <style:style style:name="Tableau2.F" style:family="table-column">
      <style:table-column-properties style:column-width="2.963cm" style:rel-column-width="11416*"/>
    </style:style>
    <style:style style:name="Tableau2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996666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3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4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Projet 4 : Modélisation et Implémentation d'une BDD</text:h>
      <text:h text:style-name="P14" text:outline-level="1">04/04/2018</text:h>
      <text:p text:style-name="P2"/>
      <text:p text:style-name="P10">Rôles :</text:p>
      <text:p text:style-name="P7"><text:tab/><text:tab/><text:tab/><text:tab/><text:span text:style-name="T1">Matthieu CARTERON<text:tab/>: Chef de projet, planification</text:span></text:p>
      <text:p text:style-name="P8"><text:tab/><text:tab/><text:tab/><text:tab/>Julien LIGUORI<text:tab/><text:tab/>: </text:p>
      <text:p text:style-name="P8"><text:tab/><text:tab/><text:tab/><text:tab/>Antoine CASENOVE<text:tab/>: </text:p>
      <text:p text:style-name="P8"><text:tab/><text:tab/><text:tab/><text:tab/>Nacim MOUSSAOUI<text:tab/>: </text:p>
      <text:p text:style-name="P3"/>
      <text:p text:style-name="P4">Objectifs SMART :</text:p>
      <text:p text:style-name="P9"><text:tab/>- Modéliser en 2 jours, une base de donnée avec la méthode MERISE, représentant <text:tab/> <text:s/>les données utiles à la mise en place d'un commerce.</text:p>
      <text:p text:style-name="P5"><text:tab/>- Implémenter en 3 jours, la base de donnée avec MySQL.</text:p>
      <text:p text:style-name="P5"><text:tab/>- Écrire en 3 jours, des requêtes intuitives permettant de récupérer des <text:tab/><text:tab/> <text:s/>informations utiles pour le commerce.</text:p>
      <text:p text:style-name="P5"><text:tab/>- Écrire en 3 jours, des procédures utiles permettant d'ajouter de manipuler les <text:tab/> <text:s/>tables.</text:p>
      <text:p text:style-name="P4"/>
      <text:p text:style-name="P4">Périmètre :</text:p>
      <text:p text:style-name="P5"><text:tab/>- Le commerce sera implémenté en Grèce et en Égypte.</text:p>
      <text:p text:style-name="P5"><text:tab/>- Les petits commerces ne seront pas pris en compte.</text:p>
      <text:p text:style-name="P4"/>
      <text:p text:style-name="P4">Livrables :</text:p>
      <text:p text:style-name="P5"><text:tab/>- Base de donnée organisée et remplie.</text:p>
      <text:p text:style-name="P9"><text:tab/><text:tab/>- Requêtes souhaitées.</text:p>
      <text:p text:style-name="P9"><text:tab/><text:tab/>- Procédures stockées souhaitées.</text:p>
      <text:p text:style-name="P5"><text:tab/><text:tab/>- Déclencheurs garantissant l'intégrité référentielle.</text:p>
      <text:p text:style-name="P6"><text:tab/>- Boîte à moustache représentant le total d'achat par provinces.</text:p>
      <text:p text:style-name="P6"><text:tab/>- Explications détaillées des opérations ayant permis d'intégrer les données.</text:p>
      <text:p text:style-name="P4"/>
      <text:p text:style-name="P4">Tâches à accomplir :</text:p>
      <text:p text:style-name="P9"><text:tab/>A<text:tab/>: Concevoir le dictionnaire de données<text:tab/><text:tab/><text:tab/><text:span text:style-name="T3">[/]</text:span><text:tab/>(<text:span text:style-name="T2">4 heures</text:span>)</text:p>
      <text:p text:style-name="P9"><text:tab/>B<text:tab/>: Établir les dépendances fonctionnelles<text:tab/><text:tab/><text:span text:style-name="T3">[A]</text:span><text:tab/>(<text:span text:style-name="T2">2 heures</text:span>)</text:p>
      <text:p text:style-name="P9"><text:tab/>C<text:tab/>: Concevoir MCD<text:tab/><text:tab/><text:tab/><text:tab/><text:tab/><text:tab/><text:span text:style-name="T3">[B]</text:span><text:tab/>(<text:span text:style-name="T2">2 heures</text:span>)</text:p>
      <text:p text:style-name="P9"><text:tab/>D<text:tab/>: Concevoir MLD<text:tab/><text:tab/><text:tab/><text:tab/><text:tab/><text:tab/><text:span text:style-name="T3">[C]</text:span><text:tab/>(<text:span text:style-name="T2">5 heures</text:span>)</text:p>
      <text:p text:style-name="P9"><text:tab/>E<text:tab/>: Créer la base de donnée et les tables<text:tab/><text:tab/><text:tab/><text:span text:style-name="T3">[D]</text:span><text:tab/>(<text:span text:style-name="T2">12 heures</text:span>)</text:p>
      <text:p text:style-name="P9"><text:tab/>F<text:tab/>: Implémenter les données<text:tab/><text:tab/><text:tab/><text:tab/><text:span text:style-name="T3">[E]</text:span><text:tab/>(<text:span text:style-name="T2">15 heures</text:span>)</text:p>
      <text:p text:style-name="P9"><text:tab/>G<text:tab/>: Écrire les requêtes<text:tab/><text:tab/><text:tab/><text:tab/><text:tab/><text:span text:style-name="T3">[E]</text:span><text:tab/>(<text:span text:style-name="T2">15 heures</text:span>)</text:p>
      <text:p text:style-name="P9"><text:tab/>H<text:tab/>: Écrire les procédures stockées<text:tab/><text:tab/><text:tab/><text:tab/><text:span text:style-name="T3">[E]</text:span><text:tab/>(<text:span text:style-name="T2">15 heures</text:span>)</text:p>
      <text:p text:style-name="P9"><text:tab/>I<text:tab/>: Mettre en place les déclencheurs<text:tab/><text:tab/><text:tab/><text:span text:style-name="T3">[E]</text:span><text:tab/>(<text:span text:style-name="T2">15 heures</text:span>)</text:p>
      <text:p text:style-name="P5"><text:tab/>J<text:tab/>: Réaliser la présentation<text:tab/><text:tab/><text:tab/><text:tab/><text:tab/><text:span text:style-name="T3">[/]</text:span><text:tab/>(<text:span text:style-name="T2">35 heures</text:span>)</text:p>
      <text:p text:style-name="P5"/>
      <text:p text:style-name="P4">Diagramme PERT :</text:p>
      <text:p text:style-name="P4">Grille d'analyse REX :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row>
          <table:table-cell table:style-name="Tableau2.A1" office:value-type="string">
            <text:p text:style-name="P12">Critères</text:p>
          </table:table-cell>
          <table:table-cell table:style-name="Tableau2.A1" office:value-type="string">
            <text:p text:style-name="P12">Indicateurs</text:p>
          </table:table-cell>
          <table:table-cell table:style-name="Tableau2.A1" office:value-type="string">
            <text:p text:style-name="P12">OUI</text:p>
          </table:table-cell>
          <table:table-cell table:style-name="Tableau2.A1" office:value-type="string">
            <text:p text:style-name="P12">NON</text:p>
          </table:table-cell>
          <table:table-cell table:style-name="Tableau2.A1" office:value-type="string">
            <text:p text:style-name="P12">Observations</text:p>
          </table:table-cell>
          <table:table-cell table:style-name="Tableau2.F1" office:value-type="string">
            <text:p text:style-name="P12">A capitaliser</text:p>
          </table:table-cell>
        </table:table-row>
        <table:table-row>
          <table:table-cell table:style-name="Tableau2.A2" office:value-type="string">
            <text:p text:style-name="P11">Pertinence</text:p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Cohérence</text:p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Synergie</text:p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Efficacité</text:p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Efficience</text:p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Durabilité</text:p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Impact</text:p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Flexibilité</text:p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B2">
            <text:p text:style-name="P11"/>
          </table:table-cell>
          <table:table-cell table:style-name="Tableau2.F2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48.00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4-04T13:57:12.18</dc:date>
    <meta:editing-duration>P1DT11H2M34S</meta:editing-duration>
    <meta:editing-cycles>421</meta:editing-cycles>
    <meta:generator>OpenOffice/4.1.5$Win32 OpenOffice.org_project/415m1$Build-9789</meta:generator>
    <dc:creator>Matthieu Carteron</dc:creator>
    <meta:document-statistic meta:table-count="1" meta:image-count="0" meta:object-count="0" meta:page-count="1" meta:paragraph-count="50" meta:word-count="276" meta:character-count="1730"/>
  </office:meta>
</office:document-meta>
</file>